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paragraph-properties fo:margin-top="0.1665in" fo:margin-bottom="0in" style:contextual-spacing="false"/>
      <style:text-properties officeooo:rsid="0028b05e" officeooo:paragraph-rsid="0028b05e"/>
    </style:style>
    <style:style style:name="P3" style:family="paragraph" style:parent-style-name="Normal">
      <style:paragraph-properties fo:margin-top="0.1665in" fo:margin-bottom="0in" style:contextual-spacing="false"/>
      <style:text-properties officeooo:rsid="0028b05e" officeooo:paragraph-rsid="00294a3e"/>
    </style:style>
    <style:style style:name="P4" style:family="paragraph" style:parent-style-name="Normal">
      <style:text-properties officeooo:rsid="00270a2c" officeooo:paragraph-rsid="00270a2c"/>
    </style:style>
    <style:style style:name="P5"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270a2c" officeooo:paragraph-rsid="00270a2c" style:font-name-asian="Times New Roman" style:font-size-asian="18pt" style:font-style-asian="normal" style:font-name-complex="Times New Roman" style:font-size-complex="18pt"/>
    </style:style>
    <style:style style:name="P6" style:family="paragraph" style:parent-style-name="Heading_20_2">
      <style:paragraph-properties fo:margin-top="0.2075in" fo:margin-bottom="0.2075in" style:contextual-spacing="false"/>
      <style:text-properties style:font-name="Times New Roman" fo:language="none" fo:country="none" fo:font-style="normal" style:font-name-asian="Times New Roman" style:font-style-asian="normal" style:font-name-complex="Times New Roman" style:font-style-complex="normal"/>
    </style:style>
    <style:style style:name="P7" style:family="paragraph" style:parent-style-name="Heading_20_2">
      <style:text-properties officeooo:rsid="0028b05e" officeooo:paragraph-rsid="0028b05e"/>
    </style:style>
    <style:style style:name="P8" style:family="paragraph" style:parent-style-name="Heading_20_3">
      <style:text-properties officeooo:rsid="0028b05e" officeooo:paragraph-rsid="0028b05e"/>
    </style:style>
    <style:style style:name="P9" style:family="paragraph" style:parent-style-name="Heading_20_3">
      <style:text-properties officeooo:rsid="00297f60" officeooo:paragraph-rsid="00297f60"/>
    </style:style>
    <style:style style:name="P10" style:family="paragraph" style:parent-style-name="Normal">
      <style:paragraph-properties fo:margin-top="0.1665in" fo:margin-bottom="0in" style:contextual-spacing="false"/>
      <style:text-properties fo:font-style="normal" fo:font-weight="normal" officeooo:rsid="00294a3e" officeooo:paragraph-rsid="00294a3e" style:font-style-asian="normal" style:font-weight-asian="normal" style:font-style-complex="normal" style:font-weight-complex="normal"/>
    </style:style>
    <style:style style:name="P11" style:family="paragraph" style:parent-style-name="Normal">
      <style:text-properties officeooo:rsid="00297f60" officeooo:paragraph-rsid="00297f60"/>
    </style:style>
    <style:style style:name="P12" style:family="paragraph" style:parent-style-name="Normal">
      <style:text-properties officeooo:rsid="002b7b42" officeooo:paragraph-rsid="002b7b42"/>
    </style:style>
    <style:style style:name="P13" style:family="paragraph" style:parent-style-name="Normal">
      <style:text-properties officeooo:rsid="00259bce"/>
    </style:style>
    <style:style style:name="T1" style:family="text">
      <style:text-properties fo:font-style="italic" style:font-style-asian="italic" style:font-style-complex="italic"/>
    </style:style>
    <style:style style:name="T2" style:family="text">
      <style:text-properties fo:font-style="italic" officeooo:rsid="002b7b42"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94a3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2b7b42"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94a3e"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ocial Media Account Takeover Scams</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4">2023-02-05</text:p>
          </table:table-cell>
        </table:table-row>
      </table:table>
      <text:h text:style-name="P6" text:outline-level="2">Overview</text:h>
      <text:p text:style-name="P2">If you are a human with a social media account, scammers want to take it from you. Even if you’re like me – not famous, influential or particularly interesting. Scammers use stolen accounts for a variety of purposes, leaving their victims with a frustrating mess to fix. In this article, we’ll discuss how social engineers steal your online accounts and how to prevent these sorts of attacks. </text:p>
      <text:h text:style-name="P7" text:outline-level="2">Account Takeover</text:h>
      <text:h text:style-name="P8" text:outline-level="3">How Scammers Steal Accounts</text:h>
      <text:p text:style-name="P3"><text:span text:style-name="T7">The fundamental method most scammers use to steal online accounts is </text:span><text:span text:style-name="T3">social engineering</text:span><text:span text:style-name="T7">. Rather than trying to crack your password (which does sometimes happen) or break Instagram itself, the attacker instead breaks </text:span><text:span text:style-name="T3">you</text:span><text:span text:style-name="T7">. </text:span><text:span text:style-name="T8">The goal of the attacker is to trick you into giving them a secret </text:span><text:span text:style-name="T4">password reset link.</text:span><text:span text:style-name="T8"> </text:span></text:p>
      <text:p text:style-name="P10">A password reset link allows them to change your password to whatever they want and thus take over the account. This “forgot password” feature is useful for you – in the case that, you guessed it, forget your password. However, scammers can initiate a reset by typing your username (public knowledge) into the login form and hitting password reset. </text:p>
      <text:p text:style-name="P10">The link is sent to your email or phone number as a way of verifying your identity. While this is going on, the scammers message you with a story such as “I need you to vote for me in a contest. Please screenshot the link I sent to your account” or “I’m locked out of my account and need your help”. In any case, they want you to send over this link so they can use it to take your account.</text:p>
      <text:h text:style-name="P9" text:outline-level="3">Prevention</text:h>
      <text:p text:style-name="P11"/>
      <text:p text:style-name="P11">There’s a simple prevention method for this: <text:span text:style-name="T1">never</text:span><text:span text:style-name="T5"> give anyone a link that was sent directly </text:span><text:span text:style-name="T6">to your phone or email. Never copy paste the link, share a screenshot, or use any other method of sending that link to another person, no matter who they say they are. Those links are meant to be </text:span><text:span text:style-name="T2">private password reset links</text:span><text:span text:style-name="T6"> that you, the account holder, use to regain access to an account.</text:span></text:p>
      <text:p text:style-name="P11"><text:span text:style-name="T6"/></text:p>
      <text:p text:style-name="P12"><text:span text:style-name="T6">A </text:span><text:span text:style-name="T5">second way to protect yourself is to use 2 factor authentication (2FA) on any important accounts. 2FA gives a second layer that an attacker must break to take over your account. If an attacker phishes your password reset link, they very likely will also try to trick you into giving a 2FA code. However, this second layer gives you another opportunity to stop, think, and avoid giving the scammer any further information (thus saving your account). These extra layers make it much harder for someone to steal your login.</text:span></text:p>
      <text:h text:style-name="P7" text:outline-level="2" text:is-list-header="true"><text:soft-page-break/>Keep Your Accounts</text:h>
      <text:p text:style-name="P13"/>
      <text:p text:style-name="P12">There’s a lot of ways we can use the internet to connect with people, knowledge, and tools for good. Unfortunately, scammers love these tools too. The easiest way to steal an account isn’t to break the code directly, but rather to trick you (a silly human) into giving up access to your account instead. Protect yourself by educating yourself on social engineering tactics. Never give anyone a password reset link or 2FA codes – that information is for you only. Stay mindful, stay <text:s/>sec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officeooo:rsid="001e4d22"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Your Passwords Stink - And How to Fix Them</dc:title>
    <meta:initial-creator/>
    <meta:editing-cycles>19</meta:editing-cycles>
    <dc:date>2023-02-17T09:23:45.043000000</dc:date>
    <meta:editing-duration>PT1H14M10S</meta:editing-duration>
    <meta:document-statistic meta:table-count="1" meta:image-count="0" meta:object-count="0" meta:page-count="2" meta:paragraph-count="17" meta:word-count="518" meta:character-count="2974" meta:non-whitespace-character-count="2466"/>
  </office:meta>
</office:document-meta>
</file>